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 style:data-style-name="N104"/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ela juros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2" table:number-columns-repeated="3"/>
          <table:table-cell table:style-name="ce5" office:value-type="string" calcext:value-type="string" table:number-columns-spanned="2" table:number-rows-spanned="1">
            <text:p>juro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ontante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taxa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imples</text:p>
          </table:table-cell>
          <table:table-cell table:style-name="ce2" office:value-type="string" calcext:value-type="string">
            <text:p>composto</text:p>
          </table:table-cell>
          <table:table-cell table:style-name="ce2" office:value-type="string" calcext:value-type="string">
            <text:p>simples</text:p>
          </table:table-cell>
          <table:table-cell table:style-name="ce2" office:value-type="string" calcext:value-type="string">
            <text:p>compos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currency" office:currency="BRL" office:value="20000" calcext:value-type="currency">
            <text:p>R$ 20.000,00</text:p>
          </table:table-cell>
          <table:table-cell table:formula="of:=[.$C$4]*[.$B$4]*[.A4]" office:value-type="currency" office:currency="BRL" office:value="2000" calcext:value-type="currency">
            <text:p>R$ 2.000,00</text:p>
          </table:table-cell>
          <table:table-cell/>
          <table:table-cell table:formula="of:=[.$C$4]+[.D4]" office:value-type="currency" office:currency="BRL" office:value="22000" calcext:value-type="currency">
            <text:p>R$ 22.000,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$C$4]*[.$B$4]*[.A5]" office:value-type="currency" office:currency="BRL" office:value="4000" calcext:value-type="currency">
            <text:p>R$ 4.000,00</text:p>
          </table:table-cell>
          <table:table-cell/>
          <table:table-cell table:formula="of:=[.$C$4]+[.D5]" office:value-type="currency" office:currency="BRL" office:value="24000" calcext:value-type="currency">
            <text:p>R$ 24.000,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$C$4]*[.$B$4]*[.A6]" office:value-type="currency" office:currency="BRL" office:value="6000" calcext:value-type="currency">
            <text:p>R$ 6.000,00</text:p>
          </table:table-cell>
          <table:table-cell/>
          <table:table-cell table:formula="of:=[.$C$4]+[.D6]" office:value-type="currency" office:currency="BRL" office:value="26000" calcext:value-type="currency">
            <text:p>R$ 26.000,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[.$C$4]*[.$B$4]*[.A7]" office:value-type="currency" office:currency="BRL" office:value="8000" calcext:value-type="currency">
            <text:p>R$ 8.000,00</text:p>
          </table:table-cell>
          <table:table-cell/>
          <table:table-cell table:formula="of:=[.$C$4]+[.D7]" office:value-type="currency" office:currency="BRL" office:value="28000" calcext:value-type="currency">
            <text:p>R$ 28.000,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[.$C$4]*[.$B$4]*[.A8]" office:value-type="currency" office:currency="BRL" office:value="10000" calcext:value-type="currency">
            <text:p>R$ 10.000,00</text:p>
          </table:table-cell>
          <table:table-cell/>
          <table:table-cell table:formula="of:=[.$C$4]+[.D8]" office:value-type="currency" office:currency="BRL" office:value="30000" calcext:value-type="currency">
            <text:p>R$ 30.000,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$C$4]*[.$B$4]*[.A9]" office:value-type="currency" office:currency="BRL" office:value="12000" calcext:value-type="currency">
            <text:p>R$ 12.000,00</text:p>
          </table:table-cell>
          <table:table-cell/>
          <table:table-cell table:formula="of:=[.$C$4]+[.D9]" office:value-type="currency" office:currency="BRL" office:value="32000" calcext:value-type="currency">
            <text:p>R$ 32.000,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$C$4]*[.$B$4]*[.A10]" office:value-type="currency" office:currency="BRL" office:value="14000" calcext:value-type="currency">
            <text:p>R$ 14.000,00</text:p>
          </table:table-cell>
          <table:table-cell/>
          <table:table-cell table:formula="of:=[.$C$4]+[.D10]" office:value-type="currency" office:currency="BRL" office:value="34000" calcext:value-type="currency">
            <text:p>R$ 34.000,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$C$4]*[.$B$4]*[.A11]" office:value-type="currency" office:currency="BRL" office:value="16000" calcext:value-type="currency">
            <text:p>R$ 16.000,00</text:p>
          </table:table-cell>
          <table:table-cell/>
          <table:table-cell table:formula="of:=[.$C$4]+[.D11]" office:value-type="currency" office:currency="BRL" office:value="36000" calcext:value-type="currency">
            <text:p>R$ 36.000,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$C$4]*[.$B$4]*[.A12]" office:value-type="currency" office:currency="BRL" office:value="18000" calcext:value-type="currency">
            <text:p>R$ 18.000,00</text:p>
          </table:table-cell>
          <table:table-cell/>
          <table:table-cell table:formula="of:=[.$C$4]+[.D12]" office:value-type="currency" office:currency="BRL" office:value="38000" calcext:value-type="currency">
            <text:p>R$ 38.000,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$C$4]*[.$B$4]*[.A13]" office:value-type="currency" office:currency="BRL" office:value="20000" calcext:value-type="currency">
            <text:p>R$ 20.000,00</text:p>
          </table:table-cell>
          <table:table-cell/>
          <table:table-cell table:formula="of:=[.$C$4]+[.D13]" office:value-type="currency" office:currency="BRL" office:value="40000" calcext:value-type="currency">
            <text:p>R$ 40.000,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$C$4]*[.$B$4]*[.A14]" office:value-type="currency" office:currency="BRL" office:value="22000" calcext:value-type="currency">
            <text:p>R$ 22.000,00</text:p>
          </table:table-cell>
          <table:table-cell/>
          <table:table-cell table:formula="of:=[.$C$4]+[.D14]" office:value-type="currency" office:currency="BRL" office:value="42000" calcext:value-type="currency">
            <text:p>R$ 42.000,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$C$4]*[.$B$4]*[.A15]" office:value-type="currency" office:currency="BRL" office:value="24000" calcext:value-type="currency">
            <text:p>R$ 24.000,00</text:p>
          </table:table-cell>
          <table:table-cell/>
          <table:table-cell table:formula="of:=[.$C$4]+[.D15]" office:value-type="currency" office:currency="BRL" office:value="44000" calcext:value-type="currency">
            <text:p>R$ 44.000,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$C$4]*[.$B$4]*[.A16]" office:value-type="currency" office:currency="BRL" office:value="26000" calcext:value-type="currency">
            <text:p>R$ 26.000,00</text:p>
          </table:table-cell>
          <table:table-cell/>
          <table:table-cell table:formula="of:=[.$C$4]+[.D16]" office:value-type="currency" office:currency="BRL" office:value="46000" calcext:value-type="currency">
            <text:p>R$ 46.000,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$C$4]*[.$B$4]*[.A17]" office:value-type="currency" office:currency="BRL" office:value="28000" calcext:value-type="currency">
            <text:p>R$ 28.000,00</text:p>
          </table:table-cell>
          <table:table-cell/>
          <table:table-cell table:formula="of:=[.$C$4]+[.D17]" office:value-type="currency" office:currency="BRL" office:value="48000" calcext:value-type="currency">
            <text:p>R$ 48.000,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[.$C$4]*[.$B$4]*[.A18]" office:value-type="currency" office:currency="BRL" office:value="30000" calcext:value-type="currency">
            <text:p>R$ 30.000,00</text:p>
          </table:table-cell>
          <table:table-cell/>
          <table:table-cell table:formula="of:=[.$C$4]+[.D18]" office:value-type="currency" office:currency="BRL" office:value="50000" calcext:value-type="currency">
            <text:p>R$ 50.000,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$C$4]*[.$B$4]*[.A19]" office:value-type="currency" office:currency="BRL" office:value="32000" calcext:value-type="currency">
            <text:p>R$ 32.000,00</text:p>
          </table:table-cell>
          <table:table-cell/>
          <table:table-cell table:formula="of:=[.$C$4]+[.D19]" office:value-type="currency" office:currency="BRL" office:value="52000" calcext:value-type="currency">
            <text:p>R$ 52.000,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$C$4]*[.$B$4]*[.A20]" office:value-type="currency" office:currency="BRL" office:value="34000" calcext:value-type="currency">
            <text:p>R$ 34.000,00</text:p>
          </table:table-cell>
          <table:table-cell/>
          <table:table-cell table:formula="of:=[.$C$4]+[.D20]" office:value-type="currency" office:currency="BRL" office:value="54000" calcext:value-type="currency">
            <text:p>R$ 54.000,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$C$4]*[.$B$4]*[.A21]" office:value-type="currency" office:currency="BRL" office:value="36000" calcext:value-type="currency">
            <text:p>R$ 36.000,00</text:p>
          </table:table-cell>
          <table:table-cell/>
          <table:table-cell table:formula="of:=[.$C$4]+[.D21]" office:value-type="currency" office:currency="BRL" office:value="56000" calcext:value-type="currency">
            <text:p>R$ 56.000,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$C$4]*[.$B$4]*[.A22]" office:value-type="currency" office:currency="BRL" office:value="38000" calcext:value-type="currency">
            <text:p>R$ 38.000,00</text:p>
          </table:table-cell>
          <table:table-cell/>
          <table:table-cell table:formula="of:=[.$C$4]+[.D22]" office:value-type="currency" office:currency="BRL" office:value="58000" calcext:value-type="currency">
            <text:p>R$ 58.000,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$C$4]*[.$B$4]*[.A23]" office:value-type="currency" office:currency="BRL" office:value="40000" calcext:value-type="currency">
            <text:p>R$ 40.000,00</text:p>
          </table:table-cell>
          <table:table-cell/>
          <table:table-cell table:formula="of:=[.$C$4]+[.D23]" office:value-type="currency" office:currency="BRL" office:value="60000" calcext:value-type="currency">
            <text:p>R$ 60.000,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$C$4]*[.$B$4]*[.A24]" office:value-type="currency" office:currency="BRL" office:value="42000" calcext:value-type="currency">
            <text:p>R$ 42.000,00</text:p>
          </table:table-cell>
          <table:table-cell/>
          <table:table-cell table:formula="of:=[.$C$4]+[.D24]" office:value-type="currency" office:currency="BRL" office:value="62000" calcext:value-type="currency">
            <text:p>R$ 62.000,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[.$C$4]*[.$B$4]*[.A25]" office:value-type="currency" office:currency="BRL" office:value="44000" calcext:value-type="currency">
            <text:p>R$ 44.000,00</text:p>
          </table:table-cell>
          <table:table-cell/>
          <table:table-cell table:formula="of:=[.$C$4]+[.D25]" office:value-type="currency" office:currency="BRL" office:value="64000" calcext:value-type="currency">
            <text:p>R$ 64.000,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$C$4]*[.$B$4]*[.A26]" office:value-type="currency" office:currency="BRL" office:value="46000" calcext:value-type="currency">
            <text:p>R$ 46.000,00</text:p>
          </table:table-cell>
          <table:table-cell/>
          <table:table-cell table:formula="of:=[.$C$4]+[.D26]" office:value-type="currency" office:currency="BRL" office:value="66000" calcext:value-type="currency">
            <text:p>R$ 66.000,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[.$C$4]*[.$B$4]*[.A27]" office:value-type="currency" office:currency="BRL" office:value="48000" calcext:value-type="currency">
            <text:p>R$ 48.000,00</text:p>
          </table:table-cell>
          <table:table-cell/>
          <table:table-cell table:formula="of:=[.$C$4]+[.D27]" office:value-type="currency" office:currency="BRL" office:value="68000" calcext:value-type="currency">
            <text:p>R$ 68.00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6-04-08T21:09:10.573422939</meta:creation-date>
    <dc:date>2016-04-08T22:17:02.524916880</dc:date>
    <dc:creator>Aluno </dc:creator>
    <meta:editing-duration>PT3M50S</meta:editing-duration>
    <meta:editing-cycles>1</meta:editing-cycles>
    <meta:document-statistic meta:table-count="1" meta:cell-count="84" meta:object-count="0"/>
    <meta:generator>LibreOffice/4.4.3.2$Linux_X86_64 LibreOffice_project/40m0$Build-2</meta:generator>
  </office:meta>
</office:document-meta>
</file>